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svg:font-family="Yrsa" style:font-pitch="variable"/>
    <style:font-face style:name="Yrsa SemiBold" svg:font-family="'Yrsa SemiBold'" style:font-pitch="variable"/>
  </office:font-face-decls>
  <office:automatic-styles>
    <style:style style:name="P1" style:family="paragraph" style:parent-style-name="Footer">
      <style:text-properties officeooo:rsid="0029c94c" officeooo:paragraph-rsid="0029c94c"/>
    </style:style>
    <style:style style:name="P2" style:family="paragraph" style:parent-style-name="Standard">
      <style:paragraph-properties fo:text-align="center" style:justify-single-word="false"/>
      <style:text-properties style:font-name="Yrsa SemiBold" fo:font-size="20pt" officeooo:rsid="001b95ad" officeooo:paragraph-rsid="001b95ad" style:font-size-asian="20pt" style:font-size-complex="20pt"/>
    </style:style>
    <style:style style:name="P3" style:family="paragraph" style:parent-style-name="Standard">
      <style:paragraph-properties fo:text-align="start" style:justify-single-word="false"/>
      <style:text-properties style:font-name="Yrsa" fo:font-size="12pt" officeooo:rsid="001b95ad" officeooo:paragraph-rsid="001b95ad" style:font-size-asian="10.5pt" style:font-size-complex="12pt"/>
    </style:style>
    <style:style style:name="P4" style:family="paragraph" style:parent-style-name="Standard">
      <style:paragraph-properties fo:text-align="justify" style:justify-single-word="false"/>
      <style:text-properties style:font-name="Yrsa" fo:font-size="12pt" officeooo:rsid="001e43c3" officeooo:paragraph-rsid="001e43c3" style:font-size-asian="10.5pt" style:font-size-complex="12pt"/>
    </style:style>
    <style:style style:name="P5" style:family="paragraph" style:parent-style-name="Standard">
      <style:paragraph-properties fo:text-align="justify" style:justify-single-word="false"/>
      <style:text-properties style:font-name="Yrsa" fo:font-size="12pt" officeooo:rsid="001fff84" officeooo:paragraph-rsid="001fff84" style:font-size-asian="10.5pt" style:font-size-complex="12pt"/>
    </style:style>
    <style:style style:name="P6" style:family="paragraph" style:parent-style-name="Standard">
      <style:paragraph-properties fo:text-align="justify" style:justify-single-word="false"/>
      <style:text-properties style:font-name="Yrsa" fo:font-size="12pt" officeooo:rsid="0023cbb6" officeooo:paragraph-rsid="0023cbb6" style:font-size-asian="10.5pt" style:font-size-complex="12pt"/>
    </style:style>
    <style:style style:name="P7" style:family="paragraph" style:parent-style-name="Standard">
      <style:paragraph-properties fo:text-align="justify" style:justify-single-word="false"/>
      <style:text-properties style:font-name="Yrsa" fo:font-size="12pt" officeooo:rsid="0024b634" officeooo:paragraph-rsid="0024b634" style:font-size-asian="10.5pt" style:font-size-complex="12pt"/>
    </style:style>
    <style:style style:name="P8" style:family="paragraph" style:parent-style-name="Standard">
      <style:paragraph-properties fo:text-align="justify" style:justify-single-word="false"/>
      <style:text-properties style:font-name="Yrsa" fo:font-size="12pt" officeooo:rsid="002728e3" officeooo:paragraph-rsid="002728e3" style:font-size-asian="10.5pt" style:font-size-complex="12pt"/>
    </style:style>
    <style:style style:name="P9" style:family="paragraph" style:parent-style-name="Standard">
      <style:paragraph-properties fo:text-align="center" style:justify-single-word="false"/>
      <style:text-properties style:font-name="Yrsa" fo:font-size="15pt" officeooo:rsid="001b95ad" officeooo:paragraph-rsid="001b95ad" style:font-size-asian="15pt" style:font-size-complex="15pt"/>
    </style:style>
    <style:style style:name="P10" style:family="paragraph" style:parent-style-name="Standard" style:list-style-name="L1">
      <style:paragraph-properties fo:text-align="start" style:justify-single-word="false"/>
      <style:text-properties style:font-name="Yrsa" fo:font-size="12pt" officeooo:rsid="001b95ad" officeooo:paragraph-rsid="001b95ad" style:font-size-asian="10.5pt" style:font-size-complex="12pt"/>
    </style:style>
    <style:style style:name="P11" style:family="paragraph" style:parent-style-name="Standard">
      <style:paragraph-properties fo:text-align="justify" style:justify-single-word="false"/>
      <style:text-properties style:font-name="Yrsa" fo:font-size="12pt" officeooo:rsid="001b95ad" officeooo:paragraph-rsid="001b95ad" style:font-size-asian="10.5pt" style:font-size-complex="12pt"/>
    </style:style>
    <style:style style:name="P12" style:family="paragraph" style:parent-style-name="Standard">
      <style:paragraph-properties fo:text-align="justify" style:justify-single-word="false"/>
      <style:text-properties style:font-name="Yrsa" fo:font-size="12pt" officeooo:rsid="001d2b45" officeooo:paragraph-rsid="001d2b45" style:font-size-asian="10.5pt" style:font-size-complex="12pt"/>
    </style:style>
    <style:style style:name="P13" style:family="paragraph" style:parent-style-name="Standard">
      <style:paragraph-properties fo:text-align="justify" style:justify-single-word="false"/>
      <style:text-properties style:font-name="Yrsa" fo:font-size="12pt" officeooo:rsid="001fff84" officeooo:paragraph-rsid="001fff84" style:font-size-asian="10.5pt" style:font-size-complex="12pt"/>
    </style:style>
    <style:style style:name="P14" style:family="paragraph" style:parent-style-name="Standard">
      <style:paragraph-properties fo:text-align="justify" style:justify-single-word="false"/>
      <style:text-properties style:font-name="Yrsa" fo:font-size="12pt" fo:font-weight="normal" officeooo:rsid="002cb325" officeooo:paragraph-rsid="002cb325"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Yrsa" fo:font-size="15pt" fo:font-weight="bold" officeooo:rsid="0023cbb6" officeooo:paragraph-rsid="0023cbb6" style:font-size-asian="15pt" style:font-weight-asian="bold" style:font-size-complex="15pt" style:font-weight-complex="bold"/>
    </style:style>
    <style:style style:name="P16" style:family="paragraph" style:parent-style-name="Standard">
      <style:paragraph-properties fo:text-align="center" style:justify-single-word="false"/>
      <style:text-properties style:font-name="Yrsa" fo:font-size="15pt" fo:font-weight="bold" officeooo:rsid="002b8c7f" officeooo:paragraph-rsid="002b8c7f" style:font-size-asian="15pt" style:font-weight-asian="bold" style:font-size-complex="15pt" style:font-weight-complex="bold"/>
    </style:style>
    <style:style style:name="P17" style:family="paragraph" style:parent-style-name="Standard">
      <style:paragraph-properties fo:text-align="center" style:justify-single-word="false"/>
      <style:text-properties style:font-name="Yrsa" fo:font-size="15pt" fo:font-weight="bold" officeooo:rsid="001b95ad" officeooo:paragraph-rsid="001b95ad"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officeooo:rsid="001e43c3"/>
    </style:style>
    <style:style style:name="T3" style:family="text">
      <style:text-properties officeooo:rsid="001fff84"/>
    </style:style>
    <style:style style:name="T4" style:family="text">
      <style:text-properties officeooo:rsid="0024b634"/>
    </style:style>
    <style:style style:name="T5" style:family="text">
      <style:text-properties fo:font-style="italic" style:font-style-asian="italic" style:font-style-complex="italic"/>
    </style:style>
    <style:style style:name="T6" style:family="text">
      <style:text-properties officeooo:rsid="0028964b"/>
    </style:style>
    <style:style style:name="T7" style:family="text">
      <style:text-properties officeooo:rsid="0029c94c"/>
    </style:style>
    <style:style style:name="T8" style:family="text">
      <style:text-properties officeooo:rsid="002cb325"/>
    </style:style>
    <style:style style:name="T9" style:family="text">
      <style:text-properties officeooo:rsid="002db9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armadik</text:span> programozás házi feladat</text:p>
      <text:p text:style-name="P9">Math Function Visualizer: Specifikáció</text:p>
      <text:p text:style-name="P3">Adatok:</text:p>
      <text:list xml:id="list1236424278" text:style-name="L1">
        <text:list-item>
          <text:p text:style-name="P10">Név: Morvai Barnabás</text:p>
        </text:list-item>
        <text:list-item>
          <text:p text:style-name="P10">Neptun: E0HB0N</text:p>
        </text:list-item>
        <text:list-item>
          <text:p text:style-name="P10">Státusz: Specifikáció</text:p>
        </text:list-item>
        <text:list-item>
          <text:p text:style-name="P10">Dátum: 2024.10.01.</text:p>
        </text:list-item>
      </text:list>
      <text:p text:style-name="P3"/>
      <text:p text:style-name="P17">Szöveges leírás</text:p>
      <text:p text:style-name="P11">Ablakban megnyitható programot szeretnék <text:span text:style-name="T8">írni</text:span>, matematika függvények koordinátarendszeren való megjelenítésére, szerekesztésére és azok éppen aktuális állapotának mentésére.</text:p>
      <text:p text:style-name="P16"/>
      <text:p text:style-name="P16">Tervezett UI/UX</text:p>
      <text:p text:style-name="P12">A függvények kirajzolása egy testreszabható koordinátarendszeren fog történni. A felhasználó olyan alapot tud létrehozni amilyet a feladat megkíván vagy szeretne. Ebbe beletartozik az azt alkotó vonalak színe, szélessége, az egyes beosztások közötti távolság vagy azok hosszúsága pixelben. Ezen felül a létrehozott koordinátarendszerben szabadon fog tudni mozogni azáltal, hogy be- vagy kizoomol az egerének a görgőjével.</text:p>
      <text:p text:style-name="P12">Függvényt a képernyő jobb oldalán található menüsávban tud hozzáadni vagy elvenni. Minden éppen kirajzolt függvényt testre fog tudni szabni annak minden matematikai formalizmusával, például hatvány- vagy lineárfüggvények attribútumait szabadon változtathatja, átírhatja a program futásának bármely szakaszában. Hozzáadáskor egy előre meghatározott listából tud majd választani, mint például a korábban említett típusok, <text:span text:style-name="T2">de természetesen széles skáláról lehet választani, akár</text:span> trigonometrikus függvények, <text:span text:style-name="T2">akár exponenciális. Miután kiválasztotta a felhasználó, hogy melyiket szeretné látni, paraméterezheti azt, mint példul eltolás X vagy Y irányban, lineáris esetben, hogy menniyre legyen meredek a görbe, hatványfüggvény esetében pedig, hogy milyen kitevőre emelje majd a változót. Egyes elemek paraméterezhetősége ismertetve lesz a kitöltendő cellák felett. Emellett szabadon változtatni lehet a függvények színét vagy vonaluk vastagságát külön-külön.</text:span></text:p>
      <text:p text:style-name="P4">Abban az esetben ha a felhasználó be akarja zárni az alkalmazást, de később vissza <text:span text:style-name="T3">szeretné</text:span> nézni, a már definiált görbéit ezt könnyen megteheti majd az aktuális állapot <text:span text:style-name="T3">mentésével, amit később szabadon be fog tudni tölteni és azt látja majd viszont, ahol legutóbb abbhagyta.</text:span></text:p>
      <text:p text:style-name="P5">Hasonló elemi, funkciók lesznek elérhetőek az ablak tetején található menüsávban, mint a mentés, visszatöltés, undo, redo vagy információk a projektről három különböző lenyitható fülön, amik a File, Edit és Help névre hallgatnak majd. Ezeket lenyitva lesznek elérhetőek a fent felsoroltak.</text:p>
      <text:p text:style-name="P5"/>
      <text:p text:style-name="P15">Megoldás ötlete</text:p>
      <text:p text:style-name="P14">A függvények ábrázolásáért egy Java-ban megtalálható Polygon osztály fog felelni, egy ilyen Polygon példány úgy fog létrejönni, <text:span text:style-name="T9">hogy a hozzá tartozó add metódusban megadom, hogy az adott X tengelyen lévő pontokhoz milyen Y tengelyen található pontok fognak tartozni az adott függvény természetétől függően. Miután az egész, a függvényeknek szánt ablak szélességében meg lett határozva a Polygon értéke egy drawPolyline metódussal kirajzolom a képernyőre.</text:span></text:p>
      <text:p text:style-name="P8">A <text:span text:style-name="T6">különböző típusú függvényeknek lesz egy közös Function ősosztályuk, ahol el lesz tárolva, hogy hány pixel egy beosztás a koordinátarendszerben a két tengelyen. Ez a Function osztály pedig leszármazottja lesz a JPanel-nek, hogy hozzá lehessen adni őket egy JLayeredPanel-ből származó saját osztályomhoz, hogy aztán ki lehessen </text:span><text:span text:style-name="T7">őket rajzolni a képernyőre.</text:span></text:p>
      <text:p text:style-name="P6"><text:soft-page-break/>Az ablakokat J<text:span text:style-name="T6">F</text:span>rame hasznlátavál fogom megoldani, alapértelmezetten egy átlagos FullHD monitorhoz igazítva, tehát 1920x1080 <text:span text:style-name="T8">pixel</text:span>. Alap<text:span text:style-name="T8">ból</text:span> be lesz állítva, hogy <text:span text:style-name="T4">az X gombbal be lehessen zárni, de a File menüben található Exit-tel is be lehet fejezni a munkamanetet egy System.exit(0)-val.</text:span></text:p>
      <text:p text:style-name="P7">A fenti menüsáv egy JmenuBar, amin a leírásban található lenyitható, kattintható Jmenu elemeket tartalmaz majd. A kattintható elemek egy ActionListenert fognak implementálni, ahol definiálva lesz, hogy mi történjen, amikor valamelyiket lenyomja a felhasználó.</text:p>
      <text:p text:style-name="P7">Ezeket mindet úgy fogom implementálni, hogy nem konkétan az adott ostályokat fogom használni, hanem egy saját hasonló osztályt írok, amik leszármaznak az adott elemből. Mindezt azért, hogy amikor használom őket ne ott keljen beállítani minden tulajdonságukat, hanem ezt már rögtön a konstruktorban elvégezhessem. Így mikor újabb példányt definiálok belőlük rögtön az általam kívánt beállításokkal fognak rendelkezni. Például: <text:span text:style-name="T5">public class Frame extends JFrame, public class Menu extends JMenu, public class MenuBar extends JMenuBar</text:span> st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svg:font-family="Yrsa" style:font-pitch="variable"/>
    <style:font-face style:name="Yrsa SemiBold" svg:font-family="'Yrsa Semi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402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9c94c" officeooo:paragraph-rsid="0029c9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8:05:05.577486071</meta:creation-date>
    <dc:date>2024-10-05T15:45:20.780933343</dc:date>
    <meta:editing-duration>PT42M9S</meta:editing-duration>
    <meta:editing-cycles>8</meta:editing-cycles>
    <meta:generator>LibreOffice/7.3.7.2$Linux_X86_64 LibreOffice_project/30$Build-2</meta:generator>
    <meta:document-statistic meta:table-count="0" meta:image-count="0" meta:object-count="0" meta:page-count="2" meta:paragraph-count="20" meta:word-count="558" meta:character-count="4203" meta:non-whitespace-character-count="3669"/>
  </office:meta>
</office:document-meta>
</file>